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7882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PSD_20_PPC_20_Quarterly_20_Data">
      <style:table-properties table:display="true" style:writing-mode="lr-tb"/>
    </style:style>
    <style:style style:name="ce1" style:family="table-cell" style:parent-style-name="Normal_20_2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Normal_20_2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l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Normal_20_2"/>
        <table:table-column table:style-name="co3" table:number-columns-repeated="1019" table:default-cell-style-name="Normal_20_2"/>
        <table:table-column table:style-name="co3" table:number-columns-repeated="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ales</text:p>
          </table:table-cell>
          <table:table-cell table:style-name="ce3" table:number-columns-repeated="1019"/>
          <table:table-cell table:number-columns-repeated="3"/>
        </table:table-row>
        <table:table-row table:style-name="ro2">
          <table:table-cell office:value-type="string">
            <text:p>Q1-2017</text:p>
          </table:table-cell>
          <table:table-cell office:value-type="float" office:value="85571">
            <text:p>85571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86318">
            <text:p>86318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90318">
            <text:p>90318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92189">
            <text:p>92189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102911">
            <text:p>102911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82682">
            <text:p>82682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83943">
            <text:p>83943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89027">
            <text:p>89027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91174">
            <text:p>91174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99529">
            <text:p>99529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83849">
            <text:p>83849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89943">
            <text:p>89943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90214">
            <text:p>90214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90727">
            <text:p>90727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100993">
            <text:p>100993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86728">
            <text:p>86728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89409">
            <text:p>89409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93405">
            <text:p>93405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95383">
            <text:p>95383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99494">
            <text:p>99494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9002">
            <text:p>29002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30477">
            <text:p>30477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34954">
            <text:p>34954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43286">
            <text:p>43286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55066">
            <text:p>55066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35111">
            <text:p>35111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36736">
            <text:p>36736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7155">
            <text:p>37155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39917">
            <text:p>39917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48884">
            <text:p>48884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37125">
            <text:p>37125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39167">
            <text:p>39167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40839">
            <text:p>40839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40900">
            <text:p>40900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50523">
            <text:p>50523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34711">
            <text:p>34711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38894">
            <text:p>38894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44957">
            <text:p>44957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48078">
            <text:p>48078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1567">
            <text:p>51567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2980">
            <text:p>2980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4052">
            <text:p>4052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4291">
            <text:p>4291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6624">
            <text:p>6624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16523">
            <text:p>16523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2709">
            <text:p>2709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4149">
            <text:p>4149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5064">
            <text:p>5064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5853">
            <text:p>5853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11308">
            <text:p>11308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3050">
            <text:p>3050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4569">
            <text:p>4569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5441">
            <text:p>5441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5694">
            <text:p>5694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12754">
            <text:p>12754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4035">
            <text:p>4035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4836">
            <text:p>4836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5609">
            <text:p>5609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842">
            <text:p>5842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13443">
            <text:p>13443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74148">
            <text:p>74148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75100">
            <text:p>75100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86470">
            <text:p>86470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89283">
            <text:p>89283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97962">
            <text:p>97962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74065">
            <text:p>74065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78191">
            <text:p>78191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80306">
            <text:p>80306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80905">
            <text:p>80905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95517">
            <text:p>95517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74253">
            <text:p>74253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80938">
            <text:p>80938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84722">
            <text:p>84722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87534">
            <text:p>87534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96918">
            <text:p>96918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75965">
            <text:p>75965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83809">
            <text:p>83809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84398">
            <text:p>84398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84774">
            <text:p>84774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98394">
            <text:p>98394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7329">
            <text:p>27329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29224">
            <text:p>29224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33192">
            <text:p>33192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41547">
            <text:p>41547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54211">
            <text:p>54211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33672">
            <text:p>33672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34770">
            <text:p>34770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6785">
            <text:p>36785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37939">
            <text:p>37939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46855">
            <text:p>46855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35592">
            <text:p>35592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37292">
            <text:p>37292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39185">
            <text:p>39185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40504">
            <text:p>40504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48842">
            <text:p>48842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32955">
            <text:p>32955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37195">
            <text:p>37195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43151">
            <text:p>43151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47820">
            <text:p>47820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0320">
            <text:p>50320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425">
            <text:p>1425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160">
            <text:p>2160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2815">
            <text:p>2815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5200">
            <text:p>5200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13380">
            <text:p>13380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1424">
            <text:p>1424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1894">
            <text:p>1894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2959">
            <text:p>2959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3880">
            <text:p>3880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8744">
            <text:p>8744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1791">
            <text:p>1791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2132">
            <text:p>2132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3028">
            <text:p>3028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4073">
            <text:p>4073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9728">
            <text:p>9728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1663">
            <text:p>1663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2696">
            <text:p>2696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3731">
            <text:p>3731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4528">
            <text:p>4528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10360">
            <text:p>10360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2906">
            <text:p>2906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3848">
            <text:p>3848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4949">
            <text:p>4949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1218">
            <text:p>11218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11423">
            <text:p>11423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2376">
            <text:p>2376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4012">
            <text:p>4012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9878">
            <text:p>9878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10269">
            <text:p>10269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10836">
            <text:p>10836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2680">
            <text:p>2680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4075">
            <text:p>4075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5221">
            <text:p>5221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9596">
            <text:p>9596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9789">
            <text:p>9789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1100">
            <text:p>1100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011">
            <text:p>5011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8631">
            <text:p>8631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10763">
            <text:p>10763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11574">
            <text:p>11574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855">
            <text:p>855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1253">
            <text:p>1253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1673">
            <text:p>1673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1739">
            <text:p>1739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762">
            <text:p>1762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70">
            <text:p>370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1439">
            <text:p>1439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1966">
            <text:p>1966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1978">
            <text:p>1978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2029">
            <text:p>2029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335">
            <text:p>335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1533">
            <text:p>1533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1681">
            <text:p>1681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1715">
            <text:p>1715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1875">
            <text:p>1875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258">
            <text:p>258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1247">
            <text:p>1247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1699">
            <text:p>1699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1756">
            <text:p>1756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1806">
            <text:p>1806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1237">
            <text:p>1237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1424">
            <text:p>1424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555">
            <text:p>1555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131">
            <text:p>2131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3143">
            <text:p>3143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1285">
            <text:p>1285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1973">
            <text:p>1973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2105">
            <text:p>2105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2255">
            <text:p>2255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2564">
            <text:p>2564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1259">
            <text:p>1259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1621">
            <text:p>1621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2413">
            <text:p>2413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2437">
            <text:p>2437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3026">
            <text:p>3026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1314">
            <text:p>1314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1878">
            <text:p>1878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2140">
            <text:p>2140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2372">
            <text:p>2372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3083">
            <text:p>3083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66487">
            <text:p>66487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70862">
            <text:p>70862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71548">
            <text:p>71548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75269">
            <text:p>75269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81444">
            <text:p>81444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65500">
            <text:p>65500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69117">
            <text:p>69117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70399">
            <text:p>70399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71159">
            <text:p>71159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85155">
            <text:p>85155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68088">
            <text:p>68088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69813">
            <text:p>69813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71652">
            <text:p>71652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71678">
            <text:p>71678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87315">
            <text:p>87315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66591">
            <text:p>66591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70013">
            <text:p>70013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76371">
            <text:p>76371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81552">
            <text:p>81552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83241">
            <text:p>83241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6161">
            <text:p>26161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26737">
            <text:p>26737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31403">
            <text:p>31403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37077">
            <text:p>37077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50998">
            <text:p>50998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31060">
            <text:p>31060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33367">
            <text:p>33367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4411">
            <text:p>34411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35416">
            <text:p>35416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41691">
            <text:p>41691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32820">
            <text:p>32820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35225">
            <text:p>35225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36427">
            <text:p>36427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38334">
            <text:p>38334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44356">
            <text:p>44356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30742">
            <text:p>30742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35098">
            <text:p>35098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39952">
            <text:p>39952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45526">
            <text:p>45526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45906">
            <text:p>45906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710">
            <text:p>1710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291">
            <text:p>2291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2694">
            <text:p>2694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3714">
            <text:p>3714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9900">
            <text:p>9900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1784">
            <text:p>1784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2020">
            <text:p>2020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2893">
            <text:p>2893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3659">
            <text:p>3659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6310">
            <text:p>6310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2063">
            <text:p>2063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2308">
            <text:p>2308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2955">
            <text:p>2955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3333">
            <text:p>3333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7128">
            <text:p>7128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1998">
            <text:p>1998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2534">
            <text:p>2534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2780">
            <text:p>2780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3097">
            <text:p>3097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8148">
            <text:p>8148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14709">
            <text:p>14709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15049">
            <text:p>15049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9831">
            <text:p>19831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20641">
            <text:p>20641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21467">
            <text:p>21467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14374">
            <text:p>14374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14826">
            <text:p>14826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17182">
            <text:p>17182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18628">
            <text:p>18628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20015">
            <text:p>20015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13678">
            <text:p>13678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15761">
            <text:p>15761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18562">
            <text:p>18562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19049">
            <text:p>19049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20130">
            <text:p>20130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13831">
            <text:p>13831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16253">
            <text:p>16253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16715">
            <text:p>16715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17034">
            <text:p>17034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22818">
            <text:p>22818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841">
            <text:p>2841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3551">
            <text:p>3551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3740">
            <text:p>3740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4068">
            <text:p>4068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6209">
            <text:p>6209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2744">
            <text:p>2744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3369">
            <text:p>3369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4051">
            <text:p>4051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4501">
            <text:p>4501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7193">
            <text:p>7193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2505">
            <text:p>2505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3942">
            <text:p>3942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4305">
            <text:p>4305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4473">
            <text:p>4473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6167">
            <text:p>6167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2552">
            <text:p>2552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3796">
            <text:p>3796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3969">
            <text:p>3969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5005">
            <text:p>5005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661">
            <text:p>5661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1270">
            <text:p>1270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1358">
            <text:p>1358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2910">
            <text:p>2910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6623">
            <text:p>6623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925">
            <text:p>925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2129">
            <text:p>2129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2171">
            <text:p>2171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2194">
            <text:p>2194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4998">
            <text:p>4998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987">
            <text:p>987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2261">
            <text:p>2261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2361">
            <text:p>2361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2486">
            <text:p>2486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5626">
            <text:p>5626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2037">
            <text:p>2037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2056">
            <text:p>2056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2512">
            <text:p>2512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3308">
            <text:p>3308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5295">
            <text:p>5295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30477">
            <text:p>30477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35111">
            <text:p>35111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37125">
            <text:p>37125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34711">
            <text:p>34711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29002">
            <text:p>29002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36736">
            <text:p>36736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39167">
            <text:p>39167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38894">
            <text:p>38894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34954">
            <text:p>34954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39917">
            <text:p>39917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40900">
            <text:p>40900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44957">
            <text:p>44957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43286">
            <text:p>43286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48884">
            <text:p>48884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50523">
            <text:p>50523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1567">
            <text:p>51567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55066">
            <text:p>55066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7155">
            <text:p>37155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40839">
            <text:p>40839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48078">
            <text:p>48078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88038">
            <text:p>88038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96888">
            <text:p>96888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97370">
            <text:p>97370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91098">
            <text:p>91098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81311">
            <text:p>81311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79154">
            <text:p>79154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78741">
            <text:p>78741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80686">
            <text:p>80686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80382">
            <text:p>80382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82536">
            <text:p>82536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83204">
            <text:p>83204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86363">
            <text:p>86363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85933">
            <text:p>85933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84335">
            <text:p>84335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82914">
            <text:p>82914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82731">
            <text:p>82731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97834">
            <text:p>97834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79182">
            <text:p>79182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86714">
            <text:p>86714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95683">
            <text:p>95683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4026">
            <text:p>4026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5025">
            <text:p>5025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5394">
            <text:p>5394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4749">
            <text:p>4749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4156">
            <text:p>4156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4004">
            <text:p>4004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4377">
            <text:p>4377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3764">
            <text:p>3764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2644">
            <text:p>2644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2272">
            <text:p>2272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2489">
            <text:p>2489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5080">
            <text:p>5080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6003">
            <text:p>6003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5221">
            <text:p>5221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5061">
            <text:p>5061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253">
            <text:p>5253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16026">
            <text:p>16026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10954">
            <text:p>10954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12349">
            <text:p>12349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13031">
            <text:p>13031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2280">
            <text:p>2280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2641">
            <text:p>2641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3623">
            <text:p>3623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4285">
            <text:p>4285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4260">
            <text:p>4260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4789">
            <text:p>4789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5108">
            <text:p>5108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6042">
            <text:p>6042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5936">
            <text:p>5936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6491">
            <text:p>6491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7523">
            <text:p>7523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7042">
            <text:p>7042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6256">
            <text:p>6256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6839">
            <text:p>6839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7029">
            <text:p>7029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6678">
            <text:p>6678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5077">
            <text:p>5077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500">
            <text:p>3500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3500">
            <text:p>3500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3811">
            <text:p>3811</text:p>
          </table:table-cell>
          <table:table-cell table:number-columns-repeated="1022"/>
        </table:table-row>
        <table:table-row table:style-name="ro2">
          <table:table-cell office:value-type="string">
            <text:p>Q1-2016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2">
          <table:table-cell office:value-type="string">
            <text:p>Q2-2016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2">
          <table:table-cell office:value-type="string">
            <text:p>Q3-2016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2">
          <table:table-cell office:value-type="string">
            <text:p>Q4-2016</text:p>
          </table:table-cell>
          <table:table-cell office:value-type="float" office:value="87">
            <text:p>87</text:p>
          </table:table-cell>
          <table:table-cell table:number-columns-repeated="1022"/>
        </table:table-row>
        <table:table-row table:style-name="ro2">
          <table:table-cell office:value-type="string">
            <text:p>Q1-2017</text:p>
          </table:table-cell>
          <table:table-cell office:value-type="float" office:value="135">
            <text:p>135</text:p>
          </table:table-cell>
          <table:table-cell table:number-columns-repeated="1022"/>
        </table:table-row>
        <table:table-row table:style-name="ro2">
          <table:table-cell office:value-type="string">
            <text:p>Q2-2017</text:p>
          </table:table-cell>
          <table:table-cell office:value-type="float" office:value="145">
            <text:p>145</text:p>
          </table:table-cell>
          <table:table-cell table:number-columns-repeated="1022"/>
        </table:table-row>
        <table:table-row table:style-name="ro2">
          <table:table-cell office:value-type="string">
            <text:p>Q3-2017</text:p>
          </table:table-cell>
          <table:table-cell office:value-type="float" office:value="192">
            <text:p>192</text:p>
          </table:table-cell>
          <table:table-cell table:number-columns-repeated="1022"/>
        </table:table-row>
        <table:table-row table:style-name="ro2">
          <table:table-cell office:value-type="string">
            <text:p>Q4-2017</text:p>
          </table:table-cell>
          <table:table-cell office:value-type="float" office:value="271">
            <text:p>271</text:p>
          </table:table-cell>
          <table:table-cell table:number-columns-repeated="1022"/>
        </table:table-row>
        <table:table-row table:style-name="ro2">
          <table:table-cell office:value-type="string">
            <text:p>Q1-2018</text:p>
          </table:table-cell>
          <table:table-cell office:value-type="float" office:value="336">
            <text:p>336</text:p>
          </table:table-cell>
          <table:table-cell table:number-columns-repeated="1022"/>
        </table:table-row>
        <table:table-row table:style-name="ro2">
          <table:table-cell office:value-type="string">
            <text:p>Q2-2018</text:p>
          </table:table-cell>
          <table:table-cell office:value-type="float" office:value="437">
            <text:p>437</text:p>
          </table:table-cell>
          <table:table-cell table:number-columns-repeated="1022"/>
        </table:table-row>
        <table:table-row table:style-name="ro2">
          <table:table-cell office:value-type="string">
            <text:p>Q3-2018</text:p>
          </table:table-cell>
          <table:table-cell office:value-type="float" office:value="561">
            <text:p>561</text:p>
          </table:table-cell>
          <table:table-cell table:number-columns-repeated="1022"/>
        </table:table-row>
        <table:table-row table:style-name="ro2">
          <table:table-cell office:value-type="string">
            <text:p>Q4-2018</text:p>
          </table:table-cell>
          <table:table-cell office:value-type="float" office:value="529">
            <text:p>529</text:p>
          </table:table-cell>
          <table:table-cell table:number-columns-repeated="1022"/>
        </table:table-row>
        <table:table-row table:style-name="ro2">
          <table:table-cell office:value-type="string">
            <text:p>Q1-2019</text:p>
          </table:table-cell>
          <table:table-cell office:value-type="float" office:value="621">
            <text:p>621</text:p>
          </table:table-cell>
          <table:table-cell table:number-columns-repeated="1022"/>
        </table:table-row>
        <table:table-row table:style-name="ro2">
          <table:table-cell office:value-type="string">
            <text:p>Q2-2019</text:p>
          </table:table-cell>
          <table:table-cell office:value-type="float" office:value="632">
            <text:p>632</text:p>
          </table:table-cell>
          <table:table-cell table:number-columns-repeated="1022"/>
        </table:table-row>
        <table:table-row table:style-name="ro2">
          <table:table-cell office:value-type="string">
            <text:p>Q3-2019</text:p>
          </table:table-cell>
          <table:table-cell office:value-type="float" office:value="633">
            <text:p>633</text:p>
          </table:table-cell>
          <table:table-cell table:number-columns-repeated="1022"/>
        </table:table-row>
        <table:table-row table:style-name="ro2">
          <table:table-cell office:value-type="string">
            <text:p>Q4-2019</text:p>
          </table:table-cell>
          <table:table-cell office:value-type="float" office:value="589">
            <text:p>589</text:p>
          </table:table-cell>
          <table:table-cell table:number-columns-repeated="1022"/>
        </table:table-row>
        <table:table-row table:style-name="ro2">
          <table:table-cell office:value-type="string">
            <text:p>Q1-2020</text:p>
          </table:table-cell>
          <table:table-cell office:value-type="float" office:value="497">
            <text:p>497</text:p>
          </table:table-cell>
          <table:table-cell table:number-columns-repeated="1022"/>
        </table:table-row>
        <table:table-row table:style-name="ro2">
          <table:table-cell office:value-type="string">
            <text:p>Q2-2020</text:p>
          </table:table-cell>
          <table:table-cell office:value-type="float" office:value="354">
            <text:p>354</text:p>
          </table:table-cell>
          <table:table-cell table:number-columns-repeated="1022"/>
        </table:table-row>
        <table:table-row table:style-name="ro2">
          <table:table-cell office:value-type="string">
            <text:p>Q3-2020</text:p>
          </table:table-cell>
          <table:table-cell office:value-type="float" office:value="405">
            <text:p>405</text:p>
          </table:table-cell>
          <table:table-cell table:number-columns-repeated="1022"/>
        </table:table-row>
        <table:table-row table:style-name="ro2">
          <table:table-cell office:value-type="string">
            <text:p>Q4-2020</text:p>
          </table:table-cell>
          <table:table-cell office:value-type="float" office:value="412">
            <text:p>412</text:p>
          </table:table-cell>
          <table:table-cell table:number-columns-repeated="1022"/>
        </table:table-row>
        <table:table-row table:style-name="ro2" table:number-rows-repeated="10481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ales.$A$1" table:cell-range-address="$sales.$A$1:.$B$401"/>
        </table:named-expressions>
      </table:table>
      <table:named-expressions/>
      <table:database-ranges>
        <table:database-range table:name="_xlnm._FilterDatabase" table:target-range-address="sales.A1:sales.B4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07">03/07/2024</text:date>, <text:time>10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SD_20_PPC_20_Quarterly_20_Data" style:display-name="PageStyle_PSD PPC Quarterly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07T10:00:22.03</dc:date>
    <dc:creator>Shahed Shaikh</dc:creator>
    <meta:document-statistic meta:table-count="1" meta:cell-count="802" meta:object-count="0"/>
    <meta:generator>OpenOffice/4.1.13$Win32 OpenOffice.org_project/4113m1$Build-9810</meta:generator>
  </office:meta>
</office:document-meta>
</file>